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Te propongo un desarrollo extenso y profundo de este guion, con tono técnico-místico, de unas 500 palabras:</text:p>
      <text:p text:style-name="Horizontal_20_Line"/>
      <text:h text:style-name="Heading_20_3" text:outline-level="3">1.3 – El ADN no muere</text:h>
      <text:p text:style-name="Text_20_body">Desde el inicio mismo de la vida, hace unos cuatro mil millones de años, el mundo ha sido escenario de una continuidad asombrosa: la cadena ininterrumpida del ADN. A diferencia de los cuerpos que nacen, envejecen y desaparecen, el ADN ha demostrado ser inmortal. Su naturaleza no es la de un individuo aislado, sino la de un testigo perpetuo que se transmite de generación en generación, manteniendo viva la esencia de la existencia.</text:p>
      <text:p text:style-name="Text_20_body">Cuando un ser humano viene al mundo, no lo hace desde la nada. En su interior porta el mismo mensaje que animó a sus padres, y antes a sus abuelos, y más atrás aún a cada uno de los millones de seres que han poblado la Tierra antes que él. El ADN del padre y de la madre no se extingue con su muerte; continúa vivo en el cuerpo del hijo, modificado y enriquecido, pero siempre reconocible como parte de una misma corriente vital. Así, lo que llamamos “vida” no es el mero parpadeo de una existencia individual, sino la manifestación de una corriente eterna que nunca se interrumpe.</text:p>
      <text:p text:style-name="Text_20_body">El ADN no es solamente la fórmula que nos define como individuos. Es también el hilo invisible que conecta a todos los seres vivos con la totalidad de la historia biológica de la Tierra. Cada célula de nuestro cuerpo lleva dentro de sí la marca de esa herencia, una memoria escrita en moléculas que nos hermana con todas las criaturas pasadas y presentes. Desde las primeras bacterias que respiraron en los océanos primitivos, hasta los organismos complejos que habitan hoy la Tierra, todos compartimos una misma raíz, una misma escritura.</text:p>
      <text:p text:style-name="Text_20_body">Podemos decir que somos el resultado de una larguísima cadena de existencia que ha ido tejiéndose sin detenerse jamás. El cuerpo en el que vivimos es apenas un eslabón en ese tejido, un soporte temporal que aloja a una herencia mucho más antigua y duradera. Cuando morimos, esa herencia no se pierde; continúa avanzando, transformada en la vida de nuestros descendientes, o en las huellas genéticas que compartimos con el resto de los seres vivos.</text:p>
      <text:p text:style-name="Text_20_body">El ADN es, en cierto modo, un archivo viviente. No es un archivo inerte, como un libro que acumula polvo en una estantería, sino un archivo que respira, crece y se reinventa constantemente. En él está guardada la historia de la vida misma: la memoria de cada adaptación, cada lucha por la supervivencia, cada triunfo y cada fracaso. En su secuencia molecular late la sabiduría que la vida ha acumulado durante cuatro mil millones de años. Cada organismo es una copia modificada, una versión nueva de esa memoria, que a su vez aportará su propia experiencia a las generaciones futuras.</text:p>
      <text:p text:style-name="Text_20_body">Así, mientras los individuos mueren, el ADN permanece. Es como un río que fluye sin cesar, aunque cada ola que lo compone se disuelva en la corriente. Lo que nosotros llamamos “yo” es apenas una ola en la superficie de ese río profundo. El agua que nos compone ya ha recorrido innumerables trayectos, y continuará su viaje mucho después de que nuestra forma individual desaparezca.</text:p>
      <text:p text:style-name="Text_20_body">Visto desde esta perspectiva, el ADN puede entenderse como el verdadero espíritu de la vida: una chispa inmortal que no se apaga, sino que avanza saltando de cuerpo en cuerpo, generación tras <text:soft-page-break/>generación. Cada nuevo nacimiento es una oportunidad para que esta chispa acumule más experiencia, más conocimiento, más posibilidades de expresión. El ADN es el viajero eterno, y nosotros, los cuerpos, somos apenas sus vehículos momentáneos.</text:p>
      <text:p text:style-name="Text_20_body">De este modo, la muerte no es el final, sino una transición. Lo que muere es el cuerpo, pero lo que vive en él —el ADN, la memoria de la vida, el espíritu— prosigue su camino, implacable y fecundo. Y así, la vida se asegura de continuar su obra, preservando la memoria de lo que ha sido y creando, al mismo tiempo, las condiciones para todo lo que aún está por ser.</text:p>
      <text:p text:style-name="Horizontal_20_Line"/>
      <text:p text:style-name="Text_20_body">¿Quieres que lo lleve todavía un paso más hacia lo <text:span text:style-name="Strong_20_Emphasis">místico-poético</text:span> (por ejemplo, vinculando el ADN con la idea de “alma” o “conciencia universal”), o prefieres mantenerlo en este tono intermedio técnico-existencia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9T11:13:57.444000000</meta:creation-date>
    <dc:date>2025-08-19T11:18:50.473000000</dc:date>
    <meta:editing-duration>PT4M53S</meta:editing-duration>
    <meta:editing-cycles>1</meta:editing-cycles>
    <meta:document-statistic meta:table-count="0" meta:image-count="0" meta:object-count="0" meta:page-count="2" meta:paragraph-count="11" meta:word-count="706" meta:character-count="4117" meta:non-whitespace-character-count="3421"/>
    <meta:generator>LibreOffice/7.3.5.2$Windows_X86_64 LibreOffice_project/184fe81b8c8c30d8b5082578aee2fed2ea847c01</meta:generator>
  </office:meta>
</office:document-meta>
</file>